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0e5e8" officeooo:paragraph-rsid="0000e5e8"/>
    </style:style>
    <style:style style:name="P2" style:family="paragraph" style:parent-style-name="Standard">
      <style:text-properties officeooo:rsid="0000e5e8" officeooo:paragraph-rsid="000263e7"/>
    </style:style>
    <style:style style:name="P3" style:family="paragraph" style:parent-style-name="Standard">
      <style:text-properties officeooo:rsid="000230e0" officeooo:paragraph-rsid="000230e0"/>
    </style:style>
    <style:style style:name="P4" style:family="paragraph" style:parent-style-name="Standard">
      <style:text-properties officeooo:rsid="000230e0" officeooo:paragraph-rsid="000263e7"/>
    </style:style>
    <style:style style:name="P5" style:family="paragraph" style:parent-style-name="Standard">
      <style:text-properties officeooo:rsid="00048860" officeooo:paragraph-rsid="00048860"/>
    </style:style>
    <style:style style:name="P6" style:family="paragraph" style:parent-style-name="Standard">
      <style:text-properties officeooo:rsid="00051382" officeooo:paragraph-rsid="00051382"/>
    </style:style>
    <style:style style:name="T1" style:family="text">
      <style:text-properties officeooo:rsid="000263e7"/>
    </style:style>
    <style:style style:name="T2" style:family="text">
      <style:text-properties officeooo:rsid="0003832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a)</text:p>
      <text:p text:style-name="P2"><text:tab/>i.</text:p>
      <text:p text:style-name="P2"><text:tab/><text:tab/>Y = <text:span text:style-name="T1">(</text:span>AB + CD<text:span text:style-name="T1">)</text:span> + <text:span text:style-name="T1">(</text:span>C’A’ + C’B’ + D’A’ + D’B’<text:span text:style-name="T1">)</text:span></text:p>
      <text:p text:style-name="P2"><text:tab/>ii.</text:p>
      <text:p text:style-name="P2"><text:tab/><text:tab/>A = 1 / A’ = 2</text:p>
      <text:p text:style-name="P1"><text:tab/><text:tab/>B = 1 / B’ = 2</text:p>
      <text:p text:style-name="P1"><text:tab/><text:tab/>C = 1 / C’ = 2</text:p>
      <text:p text:style-name="P1"><text:tab/><text:tab/>D = 1 / D’ = 2</text:p>
      <text:p text:style-name="P2"><text:tab/>iii.</text:p>
      <text:p text:style-name="P4"><text:tab/><text:tab/>Outputs 1 no matter what</text:p>
      <text:p text:style-name="P1"/>
      <text:p text:style-name="P3">1.b) </text:p>
      <text:p text:style-name="P4"><text:tab/>i.</text:p>
      <text:p text:style-name="P4"><text:tab/><text:tab/>Y = <text:span text:style-name="T1">(</text:span>B + CD<text:span text:style-name="T1">)</text:span> + <text:span text:style-name="T1">(</text:span>C’B’ + D’B’<text:span text:style-name="T1">)</text:span></text:p>
      <text:p text:style-name="P4"><text:tab/>ii.</text:p>
      <text:p text:style-name="P4"><text:tab/><text:tab/>B = 2 <text:s/>/ <text:s/>B’ = 2</text:p>
      <text:p text:style-name="P3"><text:tab/><text:tab/>C = 1 <text:s/>/ <text:s/>C’ = 2</text:p>
      <text:p text:style-name="P3"><text:tab/><text:tab/>D = 1 <text:s/>/ <text:s/>D’ = 2</text:p>
      <text:p text:style-name="P3"><text:tab/>iii.<text:tab/></text:p>
      <text:p text:style-name="P4"><text:tab/><text:tab/>Outputs 1 no matter what</text:p>
      <text:p text:style-name="P3"/>
      <text:p text:style-name="P3">1.c)</text:p>
      <text:p text:style-name="P4"><text:tab/><text:span text:style-name="T1">i</text:span>.</text:p>
      <text:p text:style-name="P4"><text:tab/><text:tab/>Y = (DE <text:s/>+ AB + AC) + (A’D’ + A’E’ + <text:span text:style-name="T2">(</text:span>B’C’<text:span text:style-name="T2">)</text:span>D’ + <text:span text:style-name="T2">(</text:span>B’C’<text:span text:style-name="T2">)</text:span>E’)</text:p>
      <text:p text:style-name="P4"><text:tab/>ii.</text:p>
      <text:p text:style-name="P4"><text:tab/><text:tab/>A = 1 <text:s/>/ <text:s/>A’ = 2</text:p>
      <text:p text:style-name="P3"><text:tab/><text:tab/>B = 1 <text:s/>/ <text:s/>B’ = 1</text:p>
      <text:p text:style-name="P3"><text:tab/><text:tab/>C = 1 <text:s/>/ <text:s/>C’ = 1</text:p>
      <text:p text:style-name="P3"><text:tab/><text:tab/>D = 1 <text:s/>/ <text:s/>D’ = 2</text:p>
      <text:p text:style-name="P3"><text:tab/><text:tab/>E = 1 <text:s/>/ <text:s/>E’ = 2</text:p>
      <text:p text:style-name="P4"><text:tab/>iii.</text:p>
      <text:p text:style-name="P4"><text:tab/><text:tab/>Outputs 1 no matter what</text:p>
      <text:p text:style-name="P4"/>
      <text:p text:style-name="P4"/>
      <text:p text:style-name="P5">2.a)</text:p>
      <text:p text:style-name="P5"><text:tab/>Y = A(B+C+D)(C+BD’)</text:p>
      <text:p text:style-name="P6">2.b)</text:p>
      <text:p text:style-name="P6"><text:tab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3T13:03:51.357720587</meta:creation-date>
    <dc:date>2024-09-24T14:30:18.239272822</dc:date>
    <meta:editing-duration>PT32M30S</meta:editing-duration>
    <meta:editing-cycles>5</meta:editing-cycles>
    <meta:generator>LibreOffice/7.3.7.2$Linux_X86_64 LibreOffice_project/30$Build-2</meta:generator>
    <meta:document-statistic meta:table-count="0" meta:image-count="0" meta:object-count="0" meta:page-count="1" meta:paragraph-count="34" meta:word-count="153" meta:character-count="499" meta:non-whitespace-character-count="313"/>
  </office:meta>
</office:document-meta>
</file>